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pulaty" table:style-name="ta1">
        <table:shapes>
          <draw:frame draw:z-index="0" draw:style-name="gr1" draw:text-style-name="P1" svg:width="15.999cm" svg:height="8.999cm" svg:x="4.701cm" svg:y="0.1cm">
            <draw:object draw:notify-on-update-of-ranges="populaty.B1:populaty.B1 populaty.B2:populaty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9" calcext:value-type="float">
            <text:p>1,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01" calcext:value-type="float">
            <text:p>0,98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811" calcext:value-type="float">
            <text:p>1,078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70299" calcext:value-type="float">
            <text:p>0,9702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7329" calcext:value-type="float">
            <text:p>1,067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0596" calcext:value-type="float">
            <text:p>0,9605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56656" calcext:value-type="float">
            <text:p>1,056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099" calcext:value-type="float">
            <text:p>0,950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6T19:09:33.727694281</dc:date>
    <meta:editing-duration>PT15M53S</meta:editing-duration>
    <meta:editing-cycles>3</meta:editing-cycles>
    <meta:generator>LibreOffice/7.2.2.2$Linux_X86_64 LibreOffice_project/20$Build-2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6.652cm" svg:y="8.401cm" style:legend-expansion="wide" chart:style-name="ch2"/>
        <chart:plot-area chart:style-name="ch3" table:cell-range-address="populaty.B1:populaty.B12" chart:data-source-has-labels="row" svg:x="0.32cm" svg:y="0.18cm" svg:width="15.36cm" svg:height="7.857cm">
          <chart:coordinate-region svg:x="1.047cm" svg:y="0.38cm" svg:width="14.633cm" svg:height="7.0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populaty.B2:populaty.B12" chart:label-cell-address="populaty.B1:populaty.B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</text:p>
                <draw:g>
                  <svg:desc>populaty.B1:populat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pulaty.B2:populaty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01">
                <text:p>0.9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811">
                <text:p>1.07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0299">
                <text:p>0.970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7329">
                <text:p>1.067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0596">
                <text:p>0.960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6656">
                <text:p>1.056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099">
                <text:p>0.95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